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64"/>
    <style:style style:name="ce3" style:family="table-cell" style:parent-style-name="Percent" style:data-style-name="N13"/>
    <style:style style:name="ce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13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e8" style:family="table-cell" style:parent-style-name="Default" style:data-style-name="N64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64">
      <style:table-cell-properties fo:border="thin solid #000000" fo:background-color="transparent"/>
    </style:style>
    <style:style style:name="ce11" style:family="table-cell" style:parent-style-name="Percent" style:data-style-name="N13">
      <style:table-cell-properties fo:border="thin solid #000000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3.30729166666667cm" style:use-optimal-column-width="true"/>
    </style:style>
    <style:style style:name="co7" style:family="table-column">
      <style:table-column-properties fo:break-before="auto" style:column-width="4.86833333333333cm"/>
    </style:style>
    <style:style style:name="co8" style:family="table-column">
      <style:table-column-properties fo:break-before="auto" style:column-width="5.10645833333333cm"/>
    </style:style>
    <style:style style:name="co9" style:family="table-column">
      <style:table-column-properties fo:break-before="auto" style:column-width="6.35cm" style:use-optimal-column-width="true"/>
    </style:style>
    <style:style style:name="co10" style:family="table-column">
      <style:table-column-properties fo:break-before="auto" style:column-width="6.29708333333333cm" style:use-optimal-column-width="true"/>
    </style:style>
    <style:style style:name="co11" style:family="table-column">
      <style:table-column-properties fo:break-before="auto" style:column-width="3.571875cm" style:use-optimal-column-width="true"/>
    </style:style>
    <style:style style:name="co12" style:family="table-column">
      <style:table-column-properties fo:break-before="auto" style:column-width="6.270625cm" style:use-optimal-column-width="true"/>
    </style:style>
    <style:style style:name="co13" style:family="table-column">
      <style:table-column-properties fo:break-before="auto" style:column-width="6.08541666666667cm" style:use-optimal-column-width="true"/>
    </style:style>
    <style:style style:name="co14" style:family="table-column">
      <style:table-column-properties fo:break-before="auto" style:column-width="3.095625cm"/>
    </style:style>
    <style:style style:name="co15" style:family="table-column">
      <style:table-column-properties fo:break-before="auto" style:column-width="2.75166666666667cm" style:use-optimal-column-width="true"/>
    </style:style>
    <style:style style:name="co16" style:family="table-column">
      <style:table-column-properties fo:break-before="auto" style:column-width="2.936875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8.94291666666667cm"/>
    </style:style>
    <style:style style:name="co19" style:family="table-column">
      <style:table-column-properties fo:break-before="auto" style:column-width="3.04270833333333cm"/>
    </style:style>
    <style:style style:name="co20" style:family="table-column">
      <style:table-column-properties fo:break-before="auto" style:column-width="2.38125cm" style:use-optimal-column-width="true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4">
            <text:p>Title</text:p>
          </table:table-cell>
          <table:table-cell office:value-type="string" table:style-name="ce1">
            <text:p>Largest 10 humanitarian donors to the Democratic Republic of the Congo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urce</text:p>
          </table:table-cell>
          <table:table-cell office:value-type="string" table:style-name="ce1">
            <text:p>UN OCHA Financial Tracking Service (FTS). Data downloaded 27 Septem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Notes</text:p>
          </table:table-cell>
          <table:table-cell office:value-type="string" table:style-name="ce1">
            <text:p>EU institutions includes contributions/commitments from the European Commission’s Humanitarian Aid and Civil Protection Department and the European Commission. Yellow shading represents assistance from government donors; blue shading represents assistance from humanitarian funds and non-government donors. Pooled funds includes both the Common Humanitarian Fund and the Central Emergency Response Fund; UK: United Kingdom; US: United State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Donor</text:p>
          </table:table-cell>
          <table:table-cell office:value-type="string" table:style-name="ce5">
            <text:p>US$ millions</text:p>
          </table:table-cell>
          <table:table-cell table:number-columns-repeated="2"/>
          <table:table-cell table:style-name="ce1">
            <draw:frame xmlns:presentation="urn:oasis:names:tc:opendocument:xmlns:presentation:1.0" draw:z-index="1" draw:id="id0" draw:style-name="a0" draw:name="Chart 1" svg:x="0in" svg:y="0.025in" svg:width="5.61667in" svg:height="3.0083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5">
            <text:p>US</text:p>
          </table:table-cell>
          <table:table-cell office:value-type="float" office:value="141.44894500000001" table:style-name="ce8">
            <text:p>141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EU institutions</text:p>
          </table:table-cell>
          <table:table-cell office:value-type="float" office:value="58.823653" table:style-name="ce8">
            <text:p>58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UK</text:p>
          </table:table-cell>
          <table:table-cell office:value-type="float" office:value="40.363652000000002" table:style-name="ce8">
            <text:p>40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Germany</text:p>
          </table:table-cell>
          <table:table-cell office:value-type="float" office:value="29.851057999999998" table:style-name="ce8">
            <text:p>29.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Pooled funds</text:p>
          </table:table-cell>
          <table:table-cell office:value-type="float" office:value="28.979668" table:style-name="ce8">
            <text:p>29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Sweden</text:p>
          </table:table-cell>
          <table:table-cell office:value-type="float" office:value="22.347397000000001" table:style-name="ce8">
            <text:p>22.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Canada</text:p>
          </table:table-cell>
          <table:table-cell office:value-type="float" office:value="17.004439000000001" table:style-name="ce8">
            <text:p>17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Japan</text:p>
          </table:table-cell>
          <table:table-cell office:value-type="float" office:value="14.7" table:style-name="ce8">
            <text:p>14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Switzerland</text:p>
          </table:table-cell>
          <table:table-cell office:value-type="float" office:value="6.8293520000000001" table:style-name="ce8">
            <text:p>6.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Netherlands</text:p>
          </table:table-cell>
          <table:table-cell office:value-type="float" office:value="6.6252000000000004" table:style-name="ce8">
            <text:p>6.6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/>
        </table:table-row>
        <table:table-row table:number-rows-repeated="9" table:style-name="ro1">
          <table:table-cell table:number-columns-repeated="16384"/>
        </table:table-row>
        <table:table-row table:number-rows-repeated="2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Figure_2" table:style-name="ta2"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4">
            <text:p>Title</text:p>
          </table:table-cell>
          <table:table-cell office:value-type="string" table:style-name="ce1">
            <text:p>Appeals and response plans trends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urce</text:p>
          </table:table-cell>
          <table:table-cell office:value-type="string" table:style-name="ce1">
            <text:p>Initiatives based on UN OCHA FTS data. Data downloaded 27 Septem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Notes</text:p>
          </table:table-cell>
          <table:table-cell table:number-columns-repeated="16383" table:style-name="ce1"/>
        </table:table-row>
        <table:table-row table:style-name="ro1">
          <table:table-cell table:number-columns-repeated="5" table:style-name="ce1"/>
          <table:table-cell table:style-name="ce1">
            <draw:frame xmlns:presentation="urn:oasis:names:tc:opendocument:xmlns:presentation:1.0" draw:z-index="1" draw:id="id1" draw:style-name="a1" draw:name="Chart 1" svg:x="1.08333in" svg:y="0.05in" svg:width="5in" svg:height="2.51667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7">
            <text:p>Year</text:p>
          </table:table-cell>
          <table:table-cell office:value-type="string" table:style-name="ce7">
            <text:p>Requirements met</text:p>
          </table:table-cell>
          <table:table-cell office:value-type="string" table:style-name="ce7">
            <text:p>Unmet requirements</text:p>
          </table:table-cell>
          <table:table-cell office:value-type="string" table:style-name="ce7">
            <text:p>% requirements me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2" table:style-name="ce5">
            <text:p>2012</text:p>
          </table:table-cell>
          <table:table-cell office:value-type="float" office:value="583.43172700000002" table:style-name="ce8">
            <text:p>583.4</text:p>
          </table:table-cell>
          <table:table-cell office:value-type="float" office:value="207.89929900000001" table:style-name="ce8">
            <text:p>207.9</text:p>
          </table:table-cell>
          <table:table-cell office:value-type="percentage" office:value="0.74" table:style-name="ce6">
            <text:p>7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3" table:style-name="ce5">
            <text:p>2013</text:p>
          </table:table-cell>
          <table:table-cell office:value-type="float" office:value="629.38183300000003" table:style-name="ce8">
            <text:p>629.4</text:p>
          </table:table-cell>
          <table:table-cell office:value-type="float" office:value="263.262137" table:style-name="ce8">
            <text:p>263.3</text:p>
          </table:table-cell>
          <table:table-cell office:value-type="percentage" office:value="0.71" table:style-name="ce6">
            <text:p>7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4" table:style-name="ce5">
            <text:p>2014</text:p>
          </table:table-cell>
          <table:table-cell office:value-type="float" office:value="393.47897799999998" table:style-name="ce8">
            <text:p>393.5</text:p>
          </table:table-cell>
          <table:table-cell office:value-type="float" office:value="438.61827199999999" table:style-name="ce8">
            <text:p>438.6</text:p>
          </table:table-cell>
          <table:table-cell office:value-type="percentage" office:value="0.47" table:style-name="ce6">
            <text:p>47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5" table:style-name="ce5">
            <text:p>2015</text:p>
          </table:table-cell>
          <table:table-cell office:value-type="float" office:value="439.44831599999998" table:style-name="ce8">
            <text:p>439.4</text:p>
          </table:table-cell>
          <table:table-cell office:value-type="float" office:value="252.55168399999999" table:style-name="ce8">
            <text:p>252.6</text:p>
          </table:table-cell>
          <table:table-cell office:value-type="percentage" office:value="0.64" table:style-name="ce6">
            <text:p>6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6" table:style-name="ce5">
            <text:p>2016</text:p>
          </table:table-cell>
          <table:table-cell office:value-type="float" office:value="356.14414699999998" table:style-name="ce8">
            <text:p>356.1</text:p>
          </table:table-cell>
          <table:table-cell office:value-type="float" office:value="333.85585300000002" table:style-name="ce8">
            <text:p>333.9</text:p>
          </table:table-cell>
          <table:table-cell office:value-type="percentage" office:value="0.52" table:style-name="ce6">
            <text:p>52%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Figure_3" table:style-name="ta2">
        <table:table-column table:style-name="co1" table:default-cell-style-name="ce1"/>
        <table:table-column table:style-name="co7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4">
            <text:p>Title</text:p>
          </table:table-cell>
          <table:table-cell office:value-type="string" table:style-name="ce1">
            <text:p>Humanitarian assistance to the Democratic Republic of the Congo by funding channel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urce</text:p>
          </table:table-cell>
          <table:table-cell office:value-type="string" table:style-name="ce1">
            <text:p>Development Initiatives based on UN OCHA FTS data. Data downloaded and compiled 27 September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Notes</text:p>
          </table:table-cell>
          <table:table-cell office:value-type="string" table:style-name="ce1">
            <text:p>RCRC: Red Cross/ Red Crescen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Channel</text:p>
          </table:table-cell>
          <table:table-cell office:value-type="string" table:style-name="ce5">
            <text:p>US$ million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UN Agencies</text:p>
          </table:table-cell>
          <table:table-cell office:value-type="float" office:value="244.64426800000001" table:style-name="ce8">
            <text:p>244.6</text:p>
          </table:table-cell>
          <table:table-cell/>
          <table:table-cell table:style-name="ce1">
            <draw:frame xmlns:presentation="urn:oasis:names:tc:opendocument:xmlns:presentation:1.0" draw:z-index="1" draw:id="id2" draw:style-name="a2" draw:name="Chart 1" svg:x="0.01667in" svg:y="0.00833in" svg:width="5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">
            <text:p>NGOs</text:p>
          </table:table-cell>
          <table:table-cell office:value-type="float" office:value="97.713070000000002" table:style-name="ce8">
            <text:p>97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RCRC</text:p>
          </table:table-cell>
          <table:table-cell office:value-type="float" office:value="36.973305000000003" table:style-name="ce8">
            <text:p>37.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Private</text:p>
          </table:table-cell>
          <table:table-cell office:value-type="float" office:value="21.511635999999999" table:style-name="ce8">
            <text:p>21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Other</text:p>
          </table:table-cell>
          <table:table-cell office:value-type="float" office:value="4.4352270000000003" table:style-name="ce8">
            <text:p>4.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5">
            <text:p>Government</text:p>
          </table:table-cell>
          <table:table-cell office:value-type="float" office:value="7.3863999999999999E-2" table:style-name="ce8">
            <text:p>0.1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Figure_4" table:style-name="ta2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4">
            <text:p>Title</text:p>
          </table:table-cell>
          <table:table-cell office:value-type="string" table:style-name="ce1">
            <text:p>Humanitarian pooled funds to the Democratic Republic of the Congo, 2012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urce</text:p>
          </table:table-cell>
          <table:table-cell office:value-type="string" table:style-name="ce1">
            <text:p>Initiatives based on UN OCHA FTS. Data downloaded 27 Septem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Notes</text:p>
          </table:table-cell>
          <table:table-cell office:value-type="string" table:style-name="ce1">
            <text:p>CBPF includes both the Common Humanitarian Funds and the Emergency Response Fun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Pooled fund</text:p>
          </table:table-cell>
          <table:table-cell office:value-type="float" office:value="2012" table:style-name="ce5">
            <text:p>2012</text:p>
          </table:table-cell>
          <table:table-cell office:value-type="float" office:value="2013" table:style-name="ce5">
            <text:p>2013</text:p>
          </table:table-cell>
          <table:table-cell office:value-type="float" office:value="2014" table:style-name="ce5">
            <text:p>2014</text:p>
          </table:table-cell>
          <table:table-cell office:value-type="float" office:value="2015" table:style-name="ce5">
            <text:p>2015</text:p>
          </table:table-cell>
          <table:table-cell office:value-type="float" office:value="2016" table:style-name="ce5">
            <text:p>2016</text:p>
          </table:table-cell>
          <table:table-cell table:style-name="ce1">
            <draw:frame xmlns:presentation="urn:oasis:names:tc:opendocument:xmlns:presentation:1.0" draw:z-index="1" draw:id="id3" draw:style-name="a3" draw:name="Chart 1" svg:x="0.40833in" svg:y="0in" svg:width="5in" svg:height="2.9333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">
            <text:p>CERF</text:p>
          </table:table-cell>
          <table:table-cell office:value-type="float" office:value="31.486287999999998" table:style-name="ce8">
            <text:p>31.5</text:p>
          </table:table-cell>
          <table:table-cell office:value-type="float" office:value="12.057344000000001" table:style-name="ce8">
            <text:p>12.1</text:p>
          </table:table-cell>
          <table:table-cell office:value-type="float" office:value="6.9563119999999996" table:style-name="ce8">
            <text:p>7.0</text:p>
          </table:table-cell>
          <table:table-cell office:value-type="float" office:value="14.840593" table:style-name="ce8">
            <text:p>14.8</text:p>
          </table:table-cell>
          <table:table-cell office:value-type="float" office:value="12.600313" table:style-name="ce8">
            <text:p>12.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5">
            <text:p>CBPF</text:p>
          </table:table-cell>
          <table:table-cell office:value-type="float" office:value="88.951069000000004" table:style-name="ce8">
            <text:p>89.0</text:p>
          </table:table-cell>
          <table:table-cell office:value-type="float" office:value="72.656021999999993" table:style-name="ce8">
            <text:p>72.7</text:p>
          </table:table-cell>
          <table:table-cell office:value-type="float" office:value="47.945791" table:style-name="ce8">
            <text:p>47.9</text:p>
          </table:table-cell>
          <table:table-cell office:value-type="float" office:value="61.703570999999997" table:style-name="ce8">
            <text:p>61.7</text:p>
          </table:table-cell>
          <table:table-cell office:value-type="float" office:value="16.379355" table:style-name="ce8">
            <text:p>16.4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  <table:table table:name="Figure_5" table:style-name="ta2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4">
            <text:p>Title</text:p>
          </table:table-cell>
          <table:table-cell office:value-type="string" table:style-name="ce1">
            <text:p>Humanitarian assistance to the Democratic Republic of the Congo in 2016,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urce</text:p>
          </table:table-cell>
          <table:table-cell office:value-type="string" table:style-name="ce1">
            <text:p>Initiatives based on UN OCHA FTS. Data downloaded 27 Septem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Notes</text:p>
          </table:table-cell>
          <table:table-cell office:value-type="string" table:style-name="ce1">
            <text:p>‘Other’ includes ‘Shelter and non-food items’ (US$4.7 million), ‘Agriculture’ (US$1.6 million) and ‘Education’ (US$1.3 million).</text:p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table:style-name="ce1">
            <draw:frame xmlns:presentation="urn:oasis:names:tc:opendocument:xmlns:presentation:1.0" draw:z-index="1" draw:id="id4" draw:style-name="a4" draw:name="Chart 1" svg:x="0.65833in" svg:y="0.16667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9">
            <text:p>Sector</text:p>
          </table:table-cell>
          <table:table-cell office:value-type="string" table:style-name="ce9">
            <text:p>US$ millions</text:p>
          </table:table-cell>
          <table:table-cell office:value-type="string" table:style-name="ce9">
            <text:p>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9">
            <text:p>Sector not yet specified</text:p>
          </table:table-cell>
          <table:table-cell office:value-type="float" office:value="197.37499199999999" table:style-name="ce10">
            <text:p>197.4</text:p>
          </table:table-cell>
          <table:table-cell office:value-type="percentage" office:value="0.48692321429677171" table:style-name="ce11">
            <text:p>49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9">
            <text:p>Food</text:p>
          </table:table-cell>
          <table:table-cell office:value-type="float" office:value="97.335339000000005" table:style-name="ce10">
            <text:p>97.3</text:p>
          </table:table-cell>
          <table:table-cell office:value-type="percentage" office:value="0.24012584193313571" table:style-name="ce11">
            <text:p>24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9">
            <text:p>Coordination and support services</text:p>
          </table:table-cell>
          <table:table-cell office:value-type="float" office:value="49.519029000000003" table:style-name="ce10">
            <text:p>49.5</text:p>
          </table:table-cell>
          <table:table-cell office:value-type="percentage" office:value="0.12216322100995984" table:style-name="ce11">
            <text:p>12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9">
            <text:p>Health</text:p>
          </table:table-cell>
          <table:table-cell office:value-type="float" office:value="25.580548" table:style-name="ce10">
            <text:p>25.6</text:p>
          </table:table-cell>
          <table:table-cell office:value-type="percentage" office:value="6.3107096443266009E-2" table:style-name="ce11">
            <text:p>6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9">
            <text:p>Multi-sector</text:p>
          </table:table-cell>
          <table:table-cell office:value-type="float" office:value="10.278866000000001" table:style-name="ce10">
            <text:p>10.3</text:p>
          </table:table-cell>
          <table:table-cell office:value-type="percentage" office:value="2.5357916022338844E-2" table:style-name="ce11">
            <text:p>3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9">
            <text:p>Water and Sanitation</text:p>
          </table:table-cell>
          <table:table-cell office:value-type="float" office:value="9.5815789999999996" table:style-name="ce10">
            <text:p>9.6</text:p>
          </table:table-cell>
          <table:table-cell office:value-type="percentage" office:value="2.3637712140950701E-2" table:style-name="ce11">
            <text:p>2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9">
            <text:p>Protection</text:p>
          </table:table-cell>
          <table:table-cell office:value-type="float" office:value="8.0854870000000005" table:style-name="ce10">
            <text:p>8.1</text:p>
          </table:table-cell>
          <table:table-cell office:value-type="percentage" office:value="1.9946859930435171E-2" table:style-name="ce11">
            <text:p>2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9">
            <text:p>Other</text:p>
          </table:table-cell>
          <table:table-cell office:value-type="float" office:value="7.5955300000000001" table:style-name="ce10">
            <text:p>7.6</text:p>
          </table:table-cell>
          <table:table-cell office:value-type="percentage" office:value="1.8738138223142062E-2" table:style-name="ce11">
            <text:p>2%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2"/>
          <table:table-cell table:style-name="ce3"/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table table:name="Figure_6" table:style-name="ta2">
        <table:table-column table:style-name="co1" table:number-columns-repeated="2" table:default-cell-style-name="ce1"/>
        <table:table-column table:style-name="co19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4">
            <text:p>Title</text:p>
          </table:table-cell>
          <table:table-cell office:value-type="string" table:style-name="ce1">
            <text:p>International humanitarian assistance to the Democratic Republic of the Congo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urce</text:p>
          </table:table-cell>
          <table:table-cell office:value-type="string" table:style-name="ce1">
            <text:p>Development Initiatives based on UN OCHA FTS. Data downloaded 27 September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Notes</text:p>
          </table:table-cell>
          <table:table-cell office:value-type="string" table:style-name="ce1">
            <text:p>Grey shading represents an incomplete year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Year</text:p>
          </table:table-cell>
          <table:table-cell office:value-type="string" table:style-name="ce5">
            <text:p>US$ millions</text:p>
          </table:table-cell>
          <table:table-cell/>
          <table:table-cell table:style-name="ce1">
            <draw:frame xmlns:presentation="urn:oasis:names:tc:opendocument:xmlns:presentation:1.0" draw:z-index="1" draw:id="id5" draw:style-name="a5" draw:name="Chart 1" svg:x="0.01667in" svg:y="0in" svg:width="5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2012" table:style-name="ce5">
            <text:p>2012</text:p>
          </table:table-cell>
          <table:table-cell office:value-type="float" office:value="648.68860600000005" table:style-name="ce8">
            <text:p>648.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3" table:style-name="ce5">
            <text:p>2013</text:p>
          </table:table-cell>
          <table:table-cell office:value-type="float" office:value="741.097534" table:style-name="ce8">
            <text:p>741.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4" table:style-name="ce5">
            <text:p>2014</text:p>
          </table:table-cell>
          <table:table-cell office:value-type="float" office:value="575.11194599999999" table:style-name="ce8">
            <text:p>575.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5" table:style-name="ce5">
            <text:p>2015</text:p>
          </table:table-cell>
          <table:table-cell office:value-type="float" office:value="513.53925900000002" table:style-name="ce8">
            <text:p>513.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6" table:style-name="ce5">
            <text:p>2016</text:p>
          </table:table-cell>
          <table:table-cell office:value-type="float" office:value="405.35136999999997" table:style-name="ce8">
            <text:p>405.4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64">
      <number:number number:decimal-places="1" number:min-integer-digits="1"/>
    </number:number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Simon M</dc:creator>
    <meta:creation-date>2006-11-14T14:07:21Z</meta:creation-date>
    <dc:date>2016-09-28T10:38:31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4">
      <style:graphic-properties draw:fill="solid" draw:fill-color="#8eb4e3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ffff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6pt" svg:width="404.4pt" chart:style-name="Crt0">
        <chart:plot-area chart:style-name="Plt0">
          <chart:axis chart:dimension="x" chart:name="primary-x" chart:style-name="Axs0">
            <chart:categories table:cell-range-address="Figure_1.$B$6:.$B$15"/>
          </chart:axis>
          <chart:axis chart:dimension="y" chart:name="primary-y" chart:style-name="Axs1">
            <chart:title svg:x="5.616692913385826pt" svg:y="53.3403937007874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1.$C$5" chart:values-cell-range-address="Figure_1.$C$6:.$C$15" chart:class="chart:bar" chart:attached-axis="primary-y" chart:style-name="G0S0">
            <chart:data-point chart:repeated="4"/>
            <chart:data-point chart:style-name="G0S0P4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Axs3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 style:data-style-name="N0">
      <style:chart-properties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81.2pt" svg:width="360.0pt" chart:style-name="Crt0">
        <chart:legend svg:x="16.8pt" svg:y="160.6776377952756pt" chart:style-name="Lgnd"/>
        <chart:plot-area chart:style-name="Plt0">
          <chart:axis chart:dimension="x" chart:name="primary-x" chart:style-name="Axs0">
            <chart:categories table:cell-range-address="Figure_2.$B$7:.$B$11"/>
          </chart:axis>
          <chart:axis chart:dimension="y" chart:name="primary-y" chart:style-name="Axs1">
            <chart:title svg:x="5.0pt" svg:y="60.72748031496063pt" chart:style-name="AT01">
              <text:p text:style-name="a0" text:class-names="" text:cond-style-name="">US$ millions</text:p>
            </chart:title>
            <chart:grid chart:class="major" chart:style-name="GMa1"/>
          </chart:axis>
          <chart:axis chart:dimension="x" chart:name="secondary-X" chart:style-name="Axs2">
            <chart:categories table:cell-range-address="Figure_2.$B$7:.$B$11"/>
          </chart:axis>
          <chart:axis chart:dimension="y" chart:name="secondary-y" chart:style-name="Axs3"/>
          <chart:series chart:label-cell-address="Figure_2.$C$6" chart:values-cell-range-address="Figure_2.$C$7:.$C$11" chart:class="chart:bar" chart:attached-axis="primary-y" chart:style-name="G0S0">
            <chart:data-point chart:repeated="5"/>
          </chart:series>
          <chart:series chart:label-cell-address="Figure_2.$D$6" chart:values-cell-range-address="Figure_2.$D$7:.$D$11" chart:class="chart:bar" chart:attached-axis="primary-y" chart:style-name="G0S1">
            <chart:data-point chart:repeated="2"/>
            <chart:data-point chart:style-name="G0S1P2"/>
            <chart:data-point chart:repeated="2"/>
          </chart:series>
          <chart:series chart:label-cell-address="Figure_2.$E$6" chart:values-cell-range-address="Figure_2.$E$7:.$E$11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14">
      <style:chart-properties chart:link-data-style-to-source="fals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svg:x="96.5pt" svg:y="45.49999999999999pt" svg:width="167.0pt" svg:height="167.0pt" chart:style-name="Plt0">
          <chart:axis chart:dimension="x">
            <chart:categories table:cell-range-address="Figure_3.$B$6:.$B$11"/>
          </chart:axis>
          <chart:axis chart:dimension="y"/>
          <chart:series chart:values-cell-range-address="Figure_3.$C$6:.$C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1.2pt" svg:width="360.0pt" chart:style-name="Crt0">
        <chart:legend svg:x="316.2001574803149pt" svg:y="88.00007874015748pt" chart:style-name="Lgnd"/>
        <chart:plot-area chart:style-name="Plt0">
          <chart:axis chart:dimension="x" chart:name="primary-x" chart:style-name="Axs0">
            <chart:categories table:cell-range-address="Figure_4.$C$5:.$G$5"/>
          </chart:axis>
          <chart:axis chart:dimension="y" chart:name="primary-y" chart:style-name="Axs1">
            <chart:title svg:x="6.0pt" svg:y="69.80393700787401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4.$B$6" chart:values-cell-range-address="Figure_4.$C$6:.$G$6" chart:class="chart:bar" chart:attached-axis="primary-y" chart:style-name="G0S0">
            <chart:data-point chart:repeated="5"/>
          </chart:series>
          <chart:series chart:label-cell-address="Figure_4.$B$7" chart:values-cell-range-address="Figure_4.$C$7:.$G$7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none" chart:data-label-text="false" chart:data-label-symbol="false"/>
      <style:graphic-properties draw:fill="solid" draw:fill-color="#d193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svg:x="96.5pt" svg:y="48.49999999999999pt" svg:width="167.0pt" svg:height="167.0pt" chart:style-name="Plt0">
          <chart:axis chart:dimension="x">
            <chart:categories table:cell-range-address="Figure_5.$B$6:.$B$13"/>
          </chart:axis>
          <chart:axis chart:dimension="y"/>
          <chart:series chart:values-cell-range-address="Figure_5.$C$6:.$C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4">
      <style:graphic-properties draw:fill="solid" draw:fill-color="#bfbfb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ure_6.$B$6:.$B$10"/>
          </chart:axis>
          <chart:axis chart:dimension="y" chart:name="primary-y" chart:style-name="Axs1">
            <chart:title svg:x="5.0pt" svg:y="72.3903937007874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ure_6.$B$5" chart:values-cell-range-address="Figure_6.$C$6:.$C$10" chart:class="chart:bar" chart:attached-axis="primary-y" chart:style-name="G0S0">
            <chart:data-point chart:repeated="4"/>
            <chart:data-point chart:style-name="G0S0P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1042in" draw:dots2="0" draw:dots2-length="0in" draw:distance="0.01042in"/>
  </office:styles>
</office:document-styles>
</file>